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rr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float" office:value="0.0243732" calcext:value-type="float">
            <text:p>0.0243732</text:p>
          </table:table-cell>
          <table:table-cell office:value-type="float" office:value="0.290889" calcext:value-type="float">
            <text:p>0.290889</text:p>
          </table:table-cell>
        </table:table-row>
        <table:table-row table:style-name="ro1">
          <table:table-cell/>
          <table:table-cell office:value-type="string" calcext:value-type="string">
            <text:p>Low 5%</text:p>
          </table:table-cell>
          <table:table-cell office:value-type="float" office:value="0.0187628" calcext:value-type="float">
            <text:p>0.0187628</text:p>
          </table:table-cell>
          <table:table-cell office:value-type="float" office:value="0.0243902" calcext:value-type="float">
            <text:p>0.0243902</text:p>
          </table:table-cell>
        </table:table-row>
        <table:table-row table:style-name="ro1">
          <table:table-cell/>
          <table:table-cell office:value-type="string" calcext:value-type="string">
            <text:p>High 5%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0T22:47:22.825808727</meta:creation-date>
    <dc:date>2021-03-20T22:50:11.278197668</dc:date>
    <meta:editing-duration>PT2M50S</meta:editing-duration>
    <meta:editing-cycles>1</meta:editing-cycles>
    <meta:document-statistic meta:table-count="1" meta:cell-count="12" meta:object-count="0"/>
    <meta:generator>LibreOffice/7.0.3.1$Linux_X86_64 LibreOffice_project/00$Build-1</meta:generator>
  </office:meta>
</office:document-meta>
</file>